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GENETICA AVICOL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PERALTA CONDORI ROCEN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RALTA CONDORI ROCEND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ONZALES URRUTIA JORGE LUI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</text:p>
          </table:table-cell>
        </table:table-row>
        <table:table-row>
          <table:table-cell table:style-name="Tabla1.A2" office:value-type="float" office:value="0">
            <text:p text:style-name="P1">POLLO CRIOLLO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57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0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5:25:20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